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25in" fo:margin-left="-0.07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1.302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1257in"/>
    </style:style>
    <style:style style:name="Table1.G" style:family="table-column">
      <style:table-column-properties style:column-width="2.6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4139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.0791in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style:font-name="Calibri"/>
    </style:style>
    <style:style style:name="P8" style:family="paragraph" style:parent-style-name="Standard">
      <style:paragraph-properties fo:margin-left="0in" fo:margin-right="0.0791in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.0791in" fo:text-align="end" style:justify-single-word="false" fo:text-indent="0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.0791in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.0791in" fo:line-height="150%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.0791in" fo:line-height="150%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Calibri" fo:font-size="10pt" fo:language="id" fo:country="ID" fo:font-style="normal" style:text-underline-style="none" style:font-size-asian="10pt" style:font-style-asian="normal" style:font-name-complex="Arial" style:font-size-complex="10pt" style:font-style-complex="normal"/>
    </style:style>
    <style:style style:name="P15" style:family="paragraph" style:parent-style-name="Standard">
      <style:paragraph-properties fo:margin-left="0in" fo:margin-right="0.0791in" fo:line-height="150%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.0791in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fi" fo:country="FI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.0791in" fo:text-align="justify" style:justify-single-word="false" fo:text-indent="0in" style:auto-text-indent="false"/>
      <style:text-properties fo:color="#000000" style:font-name="Calibri" fo:font-size="9pt" fo:language="id" fo:country="ID" style:font-size-asian="9pt" style:font-name-complex="Arial" style:font-size-complex="9pt"/>
    </style:style>
    <style:style style:name="P24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style:font-name="Calibri"/>
    </style:style>
    <style:style style:name="P25" style:family="paragraph" style:parent-style-name="Standard">
      <style:paragraph-properties fo:margin-left="0in" fo:margin-right="-0.0752in" fo:line-height="150%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26" style:family="paragraph" style:parent-style-name="Standard">
      <style:paragraph-properties fo:margin-left="0in" fo:margin-right="-0.0752in" fo:line-height="150%" fo:text-align="justify" style:justify-single-word="false" fo:text-indent="0in" style:auto-text-indent="false"/>
      <style:text-properties style:font-name="Calibri"/>
    </style:style>
    <style:style style:name="P27" style:family="paragraph" style:parent-style-name="Standard">
      <style:paragraph-properties fo:margin-left="0in" fo:margin-right="0.0791in" fo:line-height="150%" fo:text-align="justify" style:justify-single-word="false" fo:text-indent="0.5in" style:auto-text-indent="false"/>
      <style:text-properties style:font-name="Calibri"/>
    </style:style>
    <style:style style:name="P28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style:font-name="Calibri"/>
    </style:style>
    <style:style style:name="P29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t" fo:country="I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2" style:family="paragraph" style:parent-style-name="Standard">
      <style:paragraph-properties fo:margin-left="0in" fo:margin-right="0.0791in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3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" style:family="text">
      <style:text-properties fo:color="#000000" style:font-name="Arial" fo:font-size="10pt" fo:language="fi" fo:country="FI" style:font-size-asian="10pt" style:language-asian="zxx" style:country-asian="none" style:font-name-complex="Arial" style:font-size-complex="10pt"/>
    </style:style>
    <style:style style:name="T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T7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8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t" fo:country="IT" style:font-size-asian="10pt" style:font-name-complex="Arial" style:font-size-complex="10pt"/>
    </style:style>
    <style:style style:name="T10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11" style:family="text">
      <style:text-properties fo:color="#000000" fo:font-size="10pt" fo:language="id" fo:country="ID" style:font-size-asian="10pt" style:font-name-complex="Arial" style:font-size-complex="10pt"/>
    </style:style>
    <style:style style:name="T12" style:family="text">
      <style:text-properties fo:color="#000000" fo:font-size="10pt" fo:language="id" fo:country="ID" style:font-size-asian="10pt" style:font-name-complex="Arial" style:font-size-complex="10pt" style:font-weight-complex="bold"/>
    </style:style>
    <style:style style:name="T13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14" style:family="text">
      <style:text-properties fo:color="#000000" fo:font-size="10pt" fo:language="en" fo:country="US" style:font-size-asian="10pt" style:font-name-complex="Arial" style:font-size-complex="10pt"/>
    </style:style>
    <style:style style:name="T15" style:family="text">
      <style:text-properties fo:color="#000000" fo:font-size="10pt" fo:language="en" fo:country="US" style:font-size-asian="10pt" style:font-name-complex="Arial" style:font-size-complex="10pt" style:font-weight-complex="bold"/>
    </style:style>
    <style:style style:name="T16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7" style:family="text">
      <style:text-properties fo:color="#000000" fo:font-size="10pt" fo:language="pt" fo:country="BR" style:font-size-asian="10pt" style:font-name-complex="Arial" style:font-size-complex="10pt"/>
    </style:style>
    <style:style style:name="T18" style:family="text">
      <style:text-properties fo:color="#000000" fo:font-size="10pt" fo:language="it" fo:country="IT" style:font-size-asian="10pt" style:font-name-complex="Arial" style:font-size-complex="10pt"/>
    </style:style>
    <style:style style:name="T19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0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-start text:name="__DdeLink__284_671084176"/><text:span text:style-name="T19">{kejaksaan}</text:span><text:bookmark-end text:name="__DdeLink__284_671084176"/><text:span text:style-name="T20"><text:tab/> <text:s text:c="20"/></text:span></text:p>
      <text:p text:style-name="P7"><text:span text:style-name="T13">BA</text:span><text:span text:style-name="T16">. </text:span><text:span text:style-name="T13">WAS</text:span><text:span text:style-name="T16">-</text:span><text:span text:style-name="T13">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6"/>
            <text:p text:style-name="P5"/>
          </table:table-cell>
        </table:table-row>
        <table:table-row table:style-name="Table1.1">
          <table:table-cell table:style-name="Table1.A1" table:number-columns-spanned="7" office:value-type="string">
            <text:p text:style-name="P24"><text:span text:style-name="T12">SURAT PERNYATAAN</text:span><text:span text:style-name="T15"> </text:span><text:bookmark-start text:name="__DdeLink__286_671084176"/><text:span text:style-name="T12">{judul}</text:span><text:bookmark-end text:name="__DdeLink__286_671084176"/><text:span text:style-name="T12"> KEBERAT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9">TERHADAP SURAT KEPUTUSAN PENJATUHAN HUKUMAN DISIPLIN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0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7"><text:span text:style-name="T14">Saya y</text:span><text:span text:style-name="T11">ang bertanda tangan di bawah ini <text:s/></text:span><text:span text:style-name="T18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Nama</text:p>
          </table:table-cell>
          <table:table-cell table:style-name="Table1.A1" office:value-type="string">
            <text:p text:style-name="P13">:</text:p>
          </table:table-cell>
          <table:table-cell table:style-name="Table1.A1" table:number-columns-spanned="4" office:value-type="string">
            <text:p text:style-name="P25"><text:bookmark-start text:name="__DdeLink__288_671084176"/>{nama}<text:bookmark-end text:name="__DdeLink__288_671084176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Pangkat </text:p>
          </table:table-cell>
          <table:table-cell table:style-name="Table1.A1" office:value-type="string">
            <text:p text:style-name="P13">:</text:p>
          </table:table-cell>
          <table:table-cell table:style-name="Table1.A1" table:number-columns-spanned="4" office:value-type="string">
            <text:p text:style-name="P25">{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NIP / NRP</text:p>
          </table:table-cell>
          <table:table-cell table:style-name="Table1.A1" office:value-type="string">
            <text:p text:style-name="P13">:</text:p>
          </table:table-cell>
          <table:table-cell table:style-name="Table1.A1" table:number-columns-spanned="4" office:value-type="string">
            <text:p text:style-name="P25"><text:bookmark-start text:name="__DdeLink__290_671084176"/>{nip}<text:bookmark-end text:name="__DdeLink__290_671084176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Jabatan</text:p>
          </table:table-cell>
          <table:table-cell table:style-name="Table1.A1" office:value-type="string">
            <text:p text:style-name="P13">:</text:p>
          </table:table-cell>
          <table:table-cell table:style-name="Table1.A1" table:number-columns-spanned="4" office:value-type="string">
            <text:p text:style-name="P25"><text:bookmark-start text:name="__DdeLink__292_671084176"/>{jabatan}<text:bookmark-end text:name="__DdeLink__292_671084176"/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30"/>
            <text:p text:style-name="P26"><text:span text:style-name="T11">Sehubungan dengan penyampaian Surat Keputusan</text:span><text:span text:style-name="T14"> </text:span><text:span text:style-name="T11">{pejabat_sp_was_2}</text:span><text:span text:style-name="T14"> </text:span><text:span text:style-name="T11">Nomor : </text:span><text:bookmark-start text:name="__DdeLink__7466_1080273494"/><text:span text:style-name="T11">{no_sp_was_2}</text:span><text:bookmark-end text:name="__DdeLink__7466_1080273494"/><text:span text:style-name="T11"> tanggal {tgl_sp_was_2} tentang Penjatuhan Hukuman Disiplin Sedang</text:span><text:span text:style-name="T14"> </text:span><text:span text:style-name="T11">berupa </text:span><text:span text:style-name="T14">Penundaan Kenaikan Gaji Berkala Selama 1 (satu) tahun / Penundaan Kenaikan Pangkat Selama 1 (satu) Tahun *) </text:span><text:span text:style-name="T11">kepada diri saya, sesuai dengan Berita Acara </text:span><text:span text:style-name="T14">Penyampaian </text:span><text:span text:style-name="T15">Surat Keputusan Penjatuhan</text:span><text:span text:style-name="T12"> Hukuman </text:span><text:span text:style-name="T15">Disiplin Berat</text:span><text:span text:style-name="T12"> tanggal </text:span><text:bookmark-start text:name="__DdeLink__294_671084176"/><text:span text:style-name="T12">{tanggal}</text:span><text:bookmark-end text:name="__DdeLink__294_671084176"/><text:span text:style-name="T12">, dengan ini saya menyatakan : </text:span><text:bookmark-start text:name="__DdeLink__296_671084176"/><text:span text:style-name="T12">{terimatolak}</text:span><text:bookmark-end text:name="__DdeLink__296_671084176"/><text:span text:style-name="T15"> Keberata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6"/>
            <text:p text:style-name="P28"><text:span text:style-name="T11">Demikian Surat Pernyataan ini </text:span><text:span text:style-name="T14">saya </text:span><text:span text:style-name="T11">buat dengan sebenarnya</text:span><text:span text:style-name="T14"> dalam keadaan sehat jasmani <text:s/>dan rohani tanpa ada paksaan maupun tekanan dari siapapun juga</text:span><text:span text:style-name="T11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2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4"><text:span text:style-name="T11">Yang </text:span><text:span text:style-name="T14">Menerima Surat Pernyataan</text:span><text:span text:style-name="T17">,</text:span></text:p>
            <text:p text:style-name="P21">{ttd_jabatan}</text:p>
            <text:p text:style-name="P11"/>
            <text:p text:style-name="P11"/>
            <text:p text:style-name="P11"/>
            <text:p text:style-name="P11"/>
            <text:p text:style-name="P3">{ttd_nama}</text:p>
            <text:p text:style-name="P14">{ttd_nip}</text:p>
          </table:table-cell>
          <table:covered-table-cell/>
          <table:covered-table-cell/>
          <table:covered-table-cell/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7">{lokasi_surat}, {tanggal}</text:p>
            <text:p text:style-name="P24"><text:span text:style-name="T11">Yang </text:span><text:span text:style-name="T14">M</text:span><text:span text:style-name="T11">embuat </text:span><text:span text:style-name="T14">P</text:span><text:span text:style-name="T11">ernyataan</text:span><text:span text:style-name="T17">,</text:span></text:p>
            <text:p text:style-name="P10"/>
            <text:p text:style-name="P10"/>
            <text:p text:style-name="P8"/>
            <text:p text:style-name="P3">{nama}</text:p>
            <text:p text:style-name="P10">({nip})</text:p>
          </table:table-cell>
          <table:covered-table-cell/>
        </table:table-row>
      </table:table>
      <text:p text:style-name="P2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weight="normal" style:font-name-asian="Times New Roman" style:font-weight-asian="normal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1-28T21:38:00</meta:creation-date>
    <dc:creator>singo </dc:creator>
    <dc:date>2016-04-27T11:53:48.69</dc:date>
    <meta:editing-cycles>42</meta:editing-cycles>
    <meta:editing-duration>PT4H50M32S</meta:editing-duration>
    <meta:generator>OpenOffice/4.1.1$Win32 OpenOffice.org_project/411m6$Build-9775</meta:generator>
    <meta:document-statistic meta:table-count="1" meta:image-count="0" meta:object-count="0" meta:page-count="1" meta:paragraph-count="29" meta:word-count="143" meta:character-count="979"/>
  </office:meta>
</office:document-meta>
</file>